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fo:font-weight="bold" officeooo:rsid="00174d0b" officeooo:paragraph-rsid="00174d0b"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bold" style:font-weight-asian="bold" style:font-weight-complex="bold"/>
    </style:style>
    <style:style style:name="P4" style:family="paragraph" style:parent-style-name="Standard" style:list-style-name="L4">
      <style:text-properties fo:font-weight="bold" style:font-weight-asian="bold" style:font-weight-complex="bold"/>
    </style:style>
    <style:style style:name="P5" style:family="paragraph" style:parent-style-name="Standard" style:list-style-name="L10">
      <style:text-properties fo:font-weight="bold" style:font-weight-asian="bold" style:font-weight-complex="bold"/>
    </style:style>
    <style:style style:name="P6" style:family="paragraph" style:parent-style-name="Standard" style:list-style-name="L16">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Standard" style:list-style-name="L20"/>
    <style:style style:name="P24" style:family="paragraph" style:parent-style-name="Standard" style:list-style-name="L21"/>
    <style:style style:name="P25" style:family="paragraph" style:parent-style-name="Standard" style:list-style-name="L22"/>
    <style:style style:name="P26" style:family="paragraph" style:parent-style-name="Standard" style:list-style-name="L23"/>
    <style:style style:name="P27" style:family="paragraph" style:parent-style-name="Standard" style:list-style-name="L24"/>
    <style:style style:name="P28" style:family="paragraph" style:parent-style-name="Standard" style:list-style-name="L25"/>
    <style:style style:name="P29" style:family="paragraph" style:parent-style-name="Standard" style:list-style-name="L26"/>
    <style:style style:name="P30" style:family="paragraph" style:parent-style-name="Standard" style:list-style-name="L27"/>
    <style:style style:name="P31" style:family="paragraph" style:parent-style-name="Standard" style:list-style-name="L28"/>
    <style:style style:name="T1" style:family="text">
      <style:text-properties fo:font-weight="bold" style:font-weight-asian="bold" style:font-weight-complex="bold"/>
    </style:style>
    <style:style style:name="T2" style:family="text">
      <style:text-properties officeooo:rsid="001a32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Q1: Explain how Edge AI reduces latency and enhances privacy compared to cloud-based AI. Provide a real-world example (e.g., autonomous drones).</text:span></text:p>
      <text:p text:style-name="Standard"><text:span text:style-name="T1"/></text:p>
      <text:p text:style-name="Standard">Edge AI refers to deploying artificial intelligence models directly on local devices such as smartphones, IoT sensors, cameras, or drones, rather than relying on distant cloud servers for processing.</text:p>
      <text:p text:style-name="Standard"/>
      <text:list text:style-name="L1">
        <text:list-item>
          <text:p text:style-name="P3">Reduction in Latency</text:p>
        </text:list-item>
      </text:list>
      <text:list text:style-name="L2">
        <text:list-item>
          <text:list>
            <text:list-item>
              <text:list>
                <text:list-item>
                  <text:p text:style-name="P7">In cloud-based AI, data must travel from the device to a remote cloud server for inference and then back to the device with results. This round-trip introduces latency <text:s/>often measured in milliseconds or seconds - depending on network strength and bandwidth.</text:p>
                </text:list-item>
              </text:list>
            </text:list-item>
          </text:list>
        </text:list-item>
      </text:list>
      <text:list text:style-name="L3">
        <text:list-item>
          <text:list>
            <text:list-item>
              <text:list>
                <text:list-item>
                  <text:p text:style-name="P8">In contrast, Edge AI performs computation locally, eliminating the need for constant data transmission. This allows for real-time decision-making, which is critical in time-sensitive applications like autonomous vehicles, robotics, and industrial automation.</text:p>
                </text:list-item>
              </text:list>
            </text:list-item>
          </text:list>
        </text:list-item>
      </text:list>
      <text:p text:style-name="P9">Example:</text:p>
      <text:p text:style-name="Standard">An autonomous drone equipped with Edge AI can process video streams locally to detect obstacles, recognize objects, or navigate terrain. Since decisions are made on-device, the drone can react instantly without waiting for a network response, which is crucial when flying in areas with weak or no internet connectivity.</text:p>
      <text:p text:style-name="Standard"/>
      <text:list text:style-name="L4">
        <text:list-item>
          <text:p text:style-name="P4">Enhanced Privacy</text:p>
        </text:list-item>
      </text:list>
      <text:list text:style-name="L5">
        <text:list-item>
          <text:list>
            <text:list-item>
              <text:list>
                <text:list-item>
                  <text:p text:style-name="P10">Edge AI enhances privacy by ensuring that sensitive data <text:s/>such as images, audio, or personal sensor information <text:s/>is processed and stored locally. Since raw data never leaves the device, there is a reduced risk of interception, leakage, or misuse during transmission to the cloud.</text:p>
                </text:list-item>
              </text:list>
            </text:list-item>
          </text:list>
        </text:list-item>
      </text:list>
      <text:p text:style-name="Standard"/>
      <text:p text:style-name="P2">Example:</text:p>
      <text:p text:style-name="Standard">In smart home security systems, Edge AI cameras can recognize faces or detect intruders locally without sending video footage to external servers. Only alerts or metadata (not raw footage) are shared, ensuring user privacy.</text:p>
      <text:p text:style-name="Standard"/>
      <text:p text:style-name="Standard"/>
      <text:p text:style-name="P2"><text:tab/>Aspect <text:tab/><text:tab/>Cloud AI <text:tab/><text:tab/><text:tab/><text:tab/><text:tab/>Edge AI</text:p>
      <text:list text:style-name="L6">
        <text:list-item>
          <text:p text:style-name="P11">Data Processing <text:tab/>Remote (cloud servers) <text:tab/><text:tab/><text:tab/>Local (device)</text:p>
        </text:list-item>
      </text:list>
      <text:list text:style-name="L7">
        <text:list-item>
          <text:p text:style-name="P12">Latency <text:tab/><text:tab/>Higher (network-dependent) <text:tab/><text:tab/><text:tab/>Very low (real-time)</text:p>
        </text:list-item>
      </text:list>
      <text:list text:style-name="L8">
        <text:list-item>
          <text:p text:style-name="P13">Privacy <text:tab/><text:tab/>Potentially lower (data transmission) <text:tab/>Higher (local processing)</text:p>
        </text:list-item>
      </text:list>
      <text:list text:style-name="L9">
        <text:list-item>
          <text:p text:style-name="P14">Use Cases <text:tab/><text:tab/>Data-heavy analytics, training <text:tab/><text:tab/>Real-time, privacy-sensitive -</text:p>
          <text:p text:style-name="P14"/>
          <text:p text:style-name="P14"><text:s text:c="10"/><text:tab/><text:tab/><text:tab/><text:tab/><text:tab/><text:tab/><text:tab/><text:tab/><text:tab/><text:span text:style-name="T2">inference</text:span></text:p>
        </text:list-item>
      </text:list>
      <text:p text:style-name="Standard">In conclusion, <text:span text:style-name="T1">Edge AI</text:span> minimizes latency and enhances privacy by moving computation closer to the data source. Real-world applications such as autonomous drones, self-driving cars, and smart surveillance systems benefit from faster responses, offline functionality, and stronger data protection.</text:p>
      <text:p text:style-name="Standard"/>
      <text:p text:style-name="Standard"/>
      <text:p text:style-name="P2"><text:soft-page-break/>Q2: Compare Quantum AI and classical AI in solving optimization problems. What industries could benefit most from Quantum AI?</text:p>
      <text:p text:style-name="Standard"/>
      <text:p text:style-name="Standard">Quantum AI combines principles of quantum computing with artificial intelligence to process complex problems faster than traditional computers.</text:p>
      <text:p text:style-name="Standard">While classical AI relies on binary bits (0s and 1s), Quantum AI uses qubits, which can exist in multiple states simultaneously (superposition). This allows it to explore many possible solutions in parallel, making it particularly effective in optimization, pattern recognition, and simulation tasks.</text:p>
      <text:p text:style-name="Standard"/>
      <text:list text:style-name="L10">
        <text:list-item>
          <text:p text:style-name="P5">Comparison in Optimization Problems</text:p>
        </text:list-item>
      </text:list>
      <text:p text:style-name="Standard"/>
      <text:p text:style-name="Standard"><text:tab/><text:tab/><text:span text:style-name="T1">Feature <text:tab/><text:tab/>Classical AI <text:tab/><text:tab/><text:tab/><text:tab/><text:tab/>Quantum AI</text:span></text:p>
      <text:list text:style-name="L11">
        <text:list-item>
          <text:p text:style-name="P15">Data Representation <text:tab/><text:tab/>Binary bits (0 or 1) <text:tab/><text:tab/><text:tab/><text:tab/>Qubits (0, 1, or both)</text:p>
        </text:list-item>
      </text:list>
      <text:list text:style-name="L12">
        <text:list-item>
          <text:p text:style-name="P16">Computation Type <text:tab/><text:tab/>Sequential / Parallel (limited) <text:tab/><text:tab/>Quantum parallelism</text:p>
        </text:list-item>
      </text:list>
      <text:list text:style-name="L13">
        <text:list-item>
          <text:p text:style-name="P17">Optimization Search <text:tab/><text:tab/>Gradient-based / heuristic <text:tab/><text:tab/><text:tab/>Quantum tunneling / <text:tab/><text:tab/><text:tab/><text:tab/><text:tab/><text:tab/><text:tab/><text:tab/><text:tab/><text:tab/><text:tab/>annealing</text:p>
        </text:list-item>
      </text:list>
      <text:list text:style-name="L14">
        <text:list-item>
          <text:p text:style-name="P18">Speed &amp; Complexity <text:tab/><text:tab/>Slower for large-scale optimization <text:tab/><text:tab/>Potentially <text:tab/><text:tab/><text:tab/><text:tab/><text:tab/><text:tab/><text:tab/><text:tab/><text:tab/><text:tab/><text:tab/><text:tab/>exponential speed-up</text:p>
        </text:list-item>
      </text:list>
      <text:list text:style-name="L15">
        <text:list-item>
          <text:p text:style-name="P19">Examples <text:tab/><text:tab/><text:tab/>Neural network training, route planning <text:tab/>Molecular modeling, <text:tab/><text:tab/><text:tab/><text:tab/><text:tab/><text:tab/><text:tab/><text:tab/><text:tab/><text:tab/><text:tab/>portfolio optimization</text:p>
        </text:list-item>
      </text:list>
      <text:p text:style-name="Standard"/>
      <text:p text:style-name="Standard"/>
      <text:p text:style-name="Standard">Classical AI uses algorithms like gradient descent or evolutionary methods to find optimal solutions but these can get stuck in local minima, especially with massive datasets or non-linear functions.</text:p>
      <text:p text:style-name="Standard">Quantum AI, on the other hand, can evaluate many potential solutions simultaneously and “tunnel” through barriers in the optimization landscape to find global minima more efficiently.</text:p>
      <text:p text:style-name="Standard"/>
      <text:list text:style-name="L16">
        <text:list-item>
          <text:p text:style-name="P6">Industries That Could Benefit</text:p>
        </text:list-item>
      </text:list>
      <text:list text:style-name="L17">
        <text:list-item>
          <text:list>
            <text:list-item>
              <text:list>
                <text:list-item>
                  <text:p text:style-name="P20">Healthcare &amp; Drug Discovery</text:p>
                </text:list-item>
              </text:list>
            </text:list-item>
          </text:list>
        </text:list-item>
      </text:list>
      <text:list text:style-name="L18">
        <text:list-item>
          <text:list>
            <text:list-item>
              <text:list>
                <text:list-item>
                  <text:list>
                    <text:list-item>
                      <text:list>
                        <text:list-item>
                          <text:p text:style-name="P21">Quantum AI can simulate molecular interactions at atomic precision, drastically reducing the time for drug design and personalized medicine.</text:p>
                        </text:list-item>
                      </text:list>
                    </text:list-item>
                  </text:list>
                </text:list-item>
              </text:list>
            </text:list-item>
          </text:list>
        </text:list-item>
      </text:list>
      <text:p text:style-name="Standard"/>
      <text:list text:style-name="L19">
        <text:list-item>
          <text:list>
            <text:list-item>
              <text:list>
                <text:list-item>
                  <text:p text:style-name="P22">Finance</text:p>
                </text:list-item>
              </text:list>
            </text:list-item>
          </text:list>
        </text:list-item>
      </text:list>
      <text:list text:style-name="L20">
        <text:list-item>
          <text:list>
            <text:list-item>
              <text:list>
                <text:list-item>
                  <text:list>
                    <text:list-item>
                      <text:list>
                        <text:list-item>
                          <text:p text:style-name="P23">Used for portfolio optimization, risk analysis, and fraud detection, where multiple constraints and uncertain data require high-speed computations.</text:p>
                        </text:list-item>
                      </text:list>
                    </text:list-item>
                  </text:list>
                </text:list-item>
              </text:list>
            </text:list-item>
          </text:list>
        </text:list-item>
      </text:list>
      <text:p text:style-name="Standard"/>
      <text:list text:style-name="L21">
        <text:list-item>
          <text:list>
            <text:list-item>
              <text:list>
                <text:list-item>
                  <text:p text:style-name="P24">Logistics &amp; Transportation</text:p>
                </text:list-item>
              </text:list>
            </text:list-item>
          </text:list>
        </text:list-item>
      </text:list>
      <text:list text:style-name="L22">
        <text:list-item>
          <text:list>
            <text:list-item>
              <text:list>
                <text:list-item>
                  <text:list>
                    <text:list-item>
                      <text:list>
                        <text:list-item>
                          <text:p text:style-name="P25">Optimizing delivery routes, traffic flow, and supply chain operations can benefit from quantum-enhanced algorithms.</text:p>
                          <text:p text:style-name="P25"/>
                        </text:list-item>
                      </text:list>
                    </text:list-item>
                  </text:list>
                </text:list-item>
              </text:list>
            </text:list-item>
          </text:list>
        </text:list-item>
      </text:list>
      <text:list text:style-name="L23">
        <text:list-item>
          <text:list>
            <text:list-item>
              <text:list>
                <text:list-item>
                  <text:p text:style-name="P26">Energy Sector</text:p>
                </text:list-item>
              </text:list>
            </text:list-item>
          </text:list>
        </text:list-item>
      </text:list>
      <text:list text:style-name="L24">
        <text:list-item>
          <text:list>
            <text:list-item>
              <text:list>
                <text:list-item>
                  <text:list>
                    <text:list-item>
                      <text:list>
                        <text:list-item>
                          <text:p text:style-name="P27">For optimizing power grid distribution, renewable resource allocation, and material discovery for better batteries.</text:p>
                        </text:list-item>
                      </text:list>
                    </text:list-item>
                  </text:list>
                </text:list-item>
              </text:list>
            </text:list-item>
          </text:list>
        </text:list-item>
      </text:list>
      <text:p text:style-name="Standard"/>
      <text:list text:style-name="L25">
        <text:list-item>
          <text:list>
            <text:list-item>
              <text:list>
                <text:list-item>
                  <text:p text:style-name="P28"><text:soft-page-break/>Artificial Intelligence Model Training</text:p>
                </text:list-item>
              </text:list>
            </text:list-item>
          </text:list>
        </text:list-item>
      </text:list>
      <text:list text:style-name="L26">
        <text:list-item>
          <text:list>
            <text:list-item>
              <text:list>
                <text:list-item>
                  <text:list>
                    <text:list-item>
                      <text:list>
                        <text:list-item>
                          <text:p text:style-name="P29">Quantum machine learning could accelerate training of deep neural networks by evaluating many weights and parameters simultaneously.</text:p>
                        </text:list-item>
                      </text:list>
                    </text:list-item>
                  </text:list>
                </text:list-item>
              </text:list>
            </text:list-item>
          </text:list>
        </text:list-item>
      </text:list>
      <text:p text:style-name="P9"/>
      <text:p text:style-name="P9">Conclusion</text:p>
      <text:list text:style-name="L27">
        <text:list-item>
          <text:p text:style-name="P30">While Quantum AI is still in its early experimental stages, its potential to outperform classical AI in optimization problems is enormous.</text:p>
        </text:list-item>
      </text:list>
      <text:list text:style-name="L28">
        <text:list-item>
          <text:p text:style-name="P31">Industries dealing with large, complex, and multidimensional data such as healthcare, finance, logistics, and energy stand to gain the most once quantum computing hardware and algorithms matur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fo:font-weight="bold" officeooo:rsid="00174d0b" officeooo:paragraph-rsid="00174d0b"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RICK WAMBUGU </text:p>
        <text:p text:style-name="MP1">POWER LEARN PROJECT AFRICA </text:p>
        <text:p text:style-name="MP1">AI FOR SOFTWARE ENGINEERING </text:p>
        <text:p text:style-name="MP1">WEEK 6 : <text:s/>AI FUTURE DIRECTIONS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CK WAMBUGU</meta:initial-creator>
    <meta:creation-date>2025-11-11T15:26:39.719822395</meta:creation-date>
    <meta:generator>LibreOffice/24.2.7.2$Linux_X86_64 LibreOffice_project/420$Build-2</meta:generator>
    <dc:date>2025-11-11T15:45:30.337070474</dc:date>
    <dc:creator>ERICK WAMBUGU</dc:creator>
    <meta:editing-duration>PT18M44S</meta:editing-duration>
    <meta:editing-cycles>14</meta:editing-cycles>
    <meta:document-statistic meta:table-count="0" meta:image-count="0" meta:object-count="0" meta:page-count="3" meta:paragraph-count="50" meta:word-count="720" meta:character-count="5080" meta:non-whitespace-character-count="4322"/>
  </office:meta>
</office:document-meta>
</file>